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Throughout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36,37,38,39,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25,36,37,38,39,40,57,5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36,40,46,4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51,25,54,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53,78,101 (!strcmp string compare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10">
            <text:p>48,49,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26" table:style-name="ce10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46-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Throughout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2" table:style-name="ce9">
            <text:p>2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Throughout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27,62,74,81,10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53,78,101 (!strcmp string compare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5" table:style-name="ce9">
            <text:p>1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126" table:style-name="ce9">
            <text:p>1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Throughout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29" table:style-name="ce9">
            <text:p>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27,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65" table:style-name="ce9">
            <text:p>6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Throughout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255266" table:style-name="ce11">
            <text:p>255,26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CC RCCD</meta:initial-creator>
    <dc:creator>Chad</dc:creator>
    <meta:creation-date>2017-01-25T10:21:36Z</meta:creation-date>
    <dc:date>2017-12-07T21:46:08Z</dc:date>
    <meta:editing-cycles>8</meta:editing-cycles>
    <meta:editing-duration>PT2719S</meta:editing-duration>
  </office:meta>
</office:document-meta>
</file>